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0:31:54.32</meta:creation-date>
    <meta:document-statistic meta:table-count="0" meta:image-count="0" meta:object-count="0" meta:page-count="1" meta:paragraph-count="0" meta:word-count="0" meta:character-count="0"/>
    <dc:date>2009-11-04T10:32:32.06</dc:date>
    <meta:editing-duration>PT00H00M37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2001100f8006800f200dd0048002400a0003100f500a100f9007d00ac00c7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9fhb55gmvrnRmKle/h1DW7Dx2k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6dfTNpps1Ik3aEjXXeGerp9ZdQ=</DigestValue>
      </Reference>
      <Reference URI="#ID_003b0006006100d9000d000d0041001c00af00290033009a00d100bd00590033">
        <DigestMethod Algorithm="http://www.w3.org/2000/09/xmldsig#sha1"/>
        <DigestValue>lmjHAVryTIV6JeMcvgaqDJT0Z74=</DigestValue>
      </Reference>
    </SignedInfo>
    <SignatureValue>eaBwptIYDP465Ff6m9EAoBfI08Wl9P6d9qvTFEnCwNJzIZ2lek46vwrwt6/NITQV
m4hsWI3KSe4Lg6u6DNAOmipHFI1J8OLiGhiCzkxVMbzhe6GGDTa8Co3zi1fAoW8L
0wl8eVvc1mYz+sidQFxYcfhTVV9FuGqrL5JHPwHyY7Q=</SignatureValue>
    <KeyInfo>
      <X509Data>
        <X509IssuerSerial>
          <X509IssuerName>CN=Sub CA 1 Root 7, OU=Development, O=OpenOffice.org, ST=Hamburg, C=DE</X509IssuerName>
          <X509SerialNumber>4097</X509SerialNumber>
        </X509IssuerSerial>
        <X509Certificate>MIIC5jCCAk+gAwIBAgICEAEwDQYJKoZIhvcNAQEFBQAwaDELMAkGA1UEBhMCREUx
EDAOBgNVBAgTB0hhbWJ1cmcxFzAVBgNVBAoTDk9wZW5PZmZpY2Uub3JnMRQwEgYD
VQQLEwtEZXZlbG9wbWVudDEYMBYGA1UEAxMPU3ViIENBIDEgUm9vdCA3MB4XDTA5
MTEyMDEzMjY0OFoXDTM0MTExNDEzMjY0OFowbzELMAkGA1UEBhMCREUxEDAOBgNV
BAgTB0hhbWJ1cmcxFzAVBgNVBAoTDk9wZW5PZmZpY2Uub3JnMRQwEgYDVQQLEwtE
ZXZlbG9wbWVudDEfMB0GA1UEAxMWVXNlciAyIFN1YiBDQSAxIFJvb3QgNzCBnzAN
BgkqhkiG9w0BAQEFAAOBjQAwgYkCgYEAs1iyIkW5N4PlpG9dTllgYE5GJieacE00
ic/LT08LIm7kIearyQpKxM1vPNvoo1JVLSYdE5qLzzglTk9K4zkB+lsQpT7hk2UZ
yotcn+gZ7QrvR+kRcyjOsJUQOs61Rol5o5Dq1cqsya/uVQ1sMl/S8XYcuefSrAdh
g4LFlVpi/2cCAwEAAaOBlzCBlDBFBgNVHR8EPjA8MDqgOKA2hjRodHRwOi8vbG9j
YWxob3N0Ojg5MDIvZGVtb0NBL2NybC9TdWJfQ0FfMV9Sb290XzcuY3JsMAsGA1Ud
DwQEAwIF4DAdBgNVHQ4EFgQUEnp6acX+4CP9jlElVZSfyETY8ikwHwYDVR0jBBgw
FoAUVGQVfpOKGcj5t+9goN9cyBVWwO4wDQYJKoZIhvcNAQEFBQADgYEASlcIamav
tAVPs0w5IytdyYh7b7Uoo1py5gvinmRlzo+1MQ9fx7dWlk/TNGUa6oRgK/4nH3X9
D1Pl6yXT9iwhcllAMrrscsxk1h3bz8rskQqB7/XkVjGjwpod6VxIsHx74lE1M62o
XHms7r9C+gugAnLMXgfA1NOWJhY+jDKNtAk=</X509Certificate>
      </X509Data>
    </KeyInfo>
    <Object>
      <SignatureProperties>
        <SignatureProperty Id="ID_003b0006006100d9000d000d0041001c00af00290033009a00d100bd00590033" Target="#ID_0022001100f8006800f200dd0048002400a0003100f500a100f9007d00ac00c7">
          <dc:date xmlns:dc="http://purl.org/dc/elements/1.1/">2009-11-20T14:32:37,89</dc:date>
        </SignatureProperty>
      </SignatureProperties>
    </Object>
  </Signature>
</document-signatures>
</file>